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c36" officeooo:paragraph-rsid="001dac36"/>
    </style:style>
    <style:style style:name="P2" style:family="paragraph" style:parent-style-name="Standard">
      <style:text-properties officeooo:rsid="001dac36" officeooo:paragraph-rsid="001dac36"/>
    </style:style>
    <style:style style:name="P3" style:family="paragraph" style:parent-style-name="Standard">
      <style:text-properties officeooo:rsid="001eee8b" officeooo:paragraph-rsid="001eee8b"/>
    </style:style>
    <style:style style:name="P4" style:family="paragraph" style:parent-style-name="Standard">
      <style:text-properties officeooo:rsid="001eee8b" officeooo:paragraph-rsid="00205a10"/>
    </style:style>
    <style:style style:name="P5" style:family="paragraph" style:parent-style-name="Standard">
      <style:text-properties officeooo:rsid="001eee8b" officeooo:paragraph-rsid="002355d0"/>
    </style:style>
    <style:style style:name="P6" style:family="paragraph" style:parent-style-name="Standard">
      <style:text-properties officeooo:rsid="00205a10" officeooo:paragraph-rsid="00205a10"/>
    </style:style>
    <style:style style:name="P7" style:family="paragraph" style:parent-style-name="Standard">
      <style:text-properties officeooo:rsid="0021c243" officeooo:paragraph-rsid="0021c243"/>
    </style:style>
    <style:style style:name="P8" style:family="paragraph" style:parent-style-name="Standard">
      <style:text-properties officeooo:rsid="0021c243" officeooo:paragraph-rsid="0022465c"/>
    </style:style>
    <style:style style:name="P9" style:family="paragraph" style:parent-style-name="Standard">
      <style:text-properties officeooo:rsid="0022465c" officeooo:paragraph-rsid="0022465c"/>
    </style:style>
    <style:style style:name="P10" style:family="paragraph" style:parent-style-name="Standard">
      <style:text-properties officeooo:rsid="002355d0" officeooo:paragraph-rsid="002355d0"/>
    </style:style>
    <style:style style:name="P11" style:family="paragraph" style:parent-style-name="Standard">
      <style:text-properties officeooo:rsid="0024c8d4" officeooo:paragraph-rsid="0024c8d4"/>
    </style:style>
    <style:style style:name="T1" style:family="text">
      <style:text-properties officeooo:rsid="001eee8b"/>
    </style:style>
    <style:style style:name="T2" style:family="text">
      <style:text-properties officeooo:rsid="00205a10"/>
    </style:style>
    <style:style style:name="T3" style:family="text">
      <style:text-properties officeooo:rsid="0021c243"/>
    </style:style>
    <style:style style:name="T4" style:family="text">
      <style:text-properties officeooo:rsid="0022465c"/>
    </style:style>
    <style:style style:name="T5" style:family="text">
      <style:text-properties officeooo:rsid="00242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>Honor Code: This is my own work unless otherwise cited. <text:s/></text:p>
      <text:p text:style-name="P1"/>
      <text:p text:style-name="P1">2<text:span text:style-name="T3">A</text:span>. <text:s/></text:p>
      <text:p text:style-name="P7">The data used for this part comes from guillaumes-capture2.png, the first capture had erros. <text:s/></text:p>
      <text:p text:style-name="P1">The three way handshake occurs from lines 24307 to 24531. <text:s/></text:p>
      <text:p text:style-name="P1"/>
      <text:p text:style-name="P3">pack#<text:tab/>dir<text:tab/>seq#<text:tab/>acknum<text:tab/>leng data</text:p>
      <text:p text:style-name="P3">21784<text:tab/>localhost------&gt;ETH<text:tab/>seq = 1, <text:s/>ack = 1, <text:s/>len = 0</text:p>
      <text:p text:style-name="P6">21865 ETH------&gt;localhost<text:tab/><text:span text:style-name="T1">seq = 1, <text:s/>ack = </text:span>455<text:span text:style-name="T1">, <text:s/>len = 0</text:span></text:p>
      <text:p text:style-name="P4">21784<text:tab/>localhost------&gt;ETH<text:tab/>seq = <text:span text:style-name="T2">455</text:span>, <text:s/>ack = <text:span text:style-name="T2">566</text:span>, <text:s/>len = 0</text:p>
      <text:p text:style-name="P6">21865 ETH------&gt;localhost<text:tab/><text:span text:style-name="T1">seq = </text:span>566<text:span text:style-name="T1">, <text:s/>ack = </text:span>456<text:span text:style-name="T1">, <text:s/>len = 0</text:span></text:p>
      <text:p text:style-name="P4">21784<text:tab/>localhost------&gt;ETH<text:tab/>seq = <text:span text:style-name="T2">456</text:span>, <text:s/>ack = <text:span text:style-name="T2">567</text:span>, <text:s/>len = 0</text:p>
      <text:p text:style-name="P4"/>
      <text:p text:style-name="P10">Len is the length of the packet in bytes. <text:s/>The seq number explains which byte is at the front of the packet and ack is the last packet in the packet, <text:span text:style-name="T5">so when sending these numbers back and forth, we understand which bytes were last received and acknowledge them. <text:s/></text:span></text:p>
      <text:p text:style-name="P4"/>
      <text:p text:style-name="P7">2B. </text:p>
      <text:p text:style-name="P7">Stanford: </text:p>
      <text:p text:style-name="P7">15727 <text:tab/><text:tab/>local ---&gt; destination</text:p>
      <text:p text:style-name="P7">15816 <text:s text:c="5"/><text:tab/>destination ---&gt; local</text:p>
      <text:p text:style-name="P7">15817<text:tab/><text:tab/>local ---&gt; destination</text:p>
      <text:p text:style-name="P7">iRTT = <text:span text:style-name="T4">0.2088720 seconds</text:span></text:p>
      <text:p text:style-name="P7"/>
      <text:p text:style-name="P9">Tsinghua: </text:p>
      <text:p text:style-name="P9">23181<text:tab/><text:tab/><text:span text:style-name="T3">destination ---&gt; local</text:span></text:p>
      <text:p text:style-name="P9">23182<text:tab/><text:tab/><text:span text:style-name="T3">local ---&gt; destination</text:span></text:p>
      <text:p text:style-name="P8">iRTT = <text:span text:style-name="T4">0.272 seconds</text:span></text:p>
      <text:p text:style-name="P8"/>
      <text:p text:style-name="P10">ETH:</text:p>
      <text:p text:style-name="P10">21681 <text:s/>localhost ----&gt; ETH</text:p>
      <text:p text:style-name="P10">21783 <text:s/>ETH ---&gt; localhost</text:p>
      <text:p text:style-name="P5">21784<text:tab/>localhost ----&gt;ETH</text:p>
      <text:p text:style-name="P10">iRTT = 0.1206 seconds</text:p>
      <text:p text:style-name="P10"/>
      <text:p text:style-name="P11">ETH had the lowest iRTT and Tsinghua had the highest. <text:s/>The numbers make sense for the longest one, but I would have expected Stanford to be the fastes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5:43:17.245262006</meta:creation-date>
    <dc:date>2016-03-09T22:41:35.619663263</dc:date>
    <meta:editing-duration>PT2M1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235" meta:character-count="1274" meta:non-whitespace-character-count="1040"/>
  </office:meta>
</office:document-meta>
</file>